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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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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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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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  <style:text-properties style:font-name="Verdana" style:font-name-asian="Verdana" style:font-name-complex="Verdana" fo:font-size="12pt" style:font-size-asian="12pt" style:font-size-complex="12pt"/>
    </style:style>
    <style:style style:name="P3" style:parent-style-name="Normal" style:family="paragraph">
      <style:paragraph-properties fo:line-height="100%"/>
    </style:style>
    <style:style style:name="T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6pt" style:font-size-asian="16pt" style:font-size-complex="16pt"/>
    </style:style>
    <style:style style:name="T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6pt" style:font-size-asian="16pt" style:font-size-complex="16pt"/>
    </style:style>
    <style:style style:name="T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6pt" style:font-size-asian="16pt" style:font-size-complex="16pt"/>
    </style:style>
    <style:style style:name="T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6pt" style:font-size-asian="16pt" style:font-size-complex="16pt"/>
    </style:style>
    <style:style style:name="T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6pt" style:font-size-asian="16pt" style:font-size-complex="16pt"/>
    </style:style>
    <style:style style:name="P9" style:parent-style-name="Normal" style:family="paragraph">
      <style:paragraph-properties fo:line-height="100%"/>
    </style:style>
    <style:style style:name="T1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6pt" style:font-size-asian="16pt" style:font-size-complex="16pt"/>
    </style:style>
    <style:style style:name="P11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line-height="100%"/>
    </style:style>
    <style:style style:name="T1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/>
    </style:style>
    <style:style style:name="T1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/>
    </style:style>
    <style:style style:name="T1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/>
    </style:style>
    <style:style style:name="T16" style:parent-style-name="DefaultParagraphFont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" style:parent-style-name="DefaultParagraphFont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8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T1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20" style:parent-style-name="Normal" style:family="paragraph">
      <style:paragraph-properties fo:line-height="100%"/>
    </style:style>
    <style:style style:name="T2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22" style:parent-style-name="ListParagraph" style:list-style-name="LFO10" style:family="paragraph">
      <style:paragraph-properties fo:margin-bottom="0in"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3" style:parent-style-name="ListParagraph" style:list-style-name="LFO10" style:family="paragraph">
      <style:paragraph-properties fo:margin-bottom="0in" fo:line-height="100%"/>
    </style:style>
    <style:style style:name="T24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T25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P26" style:parent-style-name="ListParagraph" style:list-style-name="LFO10" style:family="paragraph">
      <style:paragraph-properties fo:margin-bottom="0in"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7" style:parent-style-name="ListParagraph" style:list-style-name="LFO10" style:family="paragraph">
      <style:paragraph-properties fo:margin-bottom="0in"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8" style:parent-style-name="ListParagraph" style:list-style-name="LFO10" style:family="paragraph">
      <style:paragraph-properties fo:margin-bottom="0in"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9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30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191919" fo:font-size="13.5pt" style:font-size-asian="13.5pt" style:font-size-complex="13.5pt"/>
    </style:style>
    <style:style style:name="P31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191919" fo:font-size="13.5pt" style:font-size-asian="13.5pt" style:font-size-complex="13.5pt"/>
    </style:style>
    <style:style style:name="P32" style:parent-style-name="Normal" style:family="paragraph">
      <style:paragraph-properties fo:line-height="100%"/>
    </style:style>
    <style:style style:name="T3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/>
    </style:style>
    <style:style style:name="T3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191919"/>
    </style:style>
    <style:style style:name="P38" style:parent-style-name="Normal" style:family="paragraph">
      <style:paragraph-properties fo:text-align="justify" fo:line-height="100%"/>
    </style:style>
    <style:style style:name="T3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13.5pt" style:font-size-asian="13.5pt" style:font-size-complex="13.5pt"/>
    </style:style>
    <style:style style:name="T4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4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5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5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52" style:parent-style-name="Normal" style:family="paragraph">
      <style:paragraph-properties fo:text-align="justify" fo:line-height="100%"/>
    </style:style>
    <style:style style:name="T5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5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5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5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5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5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5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6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6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6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6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6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6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6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67" style:parent-style-name="Normal" style:family="paragraph">
      <style:paragraph-properties fo:text-align="justify" fo:line-height="100%"/>
    </style:style>
    <style:style style:name="T6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6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7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7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7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7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7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7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7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7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78" style:parent-style-name="Normal" style:family="paragraph">
      <style:paragraph-properties fo:text-align="justify" fo:line-height="100%"/>
    </style:style>
    <style:style style:name="T7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8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9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91" style:parent-style-name="Normal" style:family="paragraph">
      <style:paragraph-properties fo:text-align="justify" fo:line-height="100%"/>
    </style:style>
    <style:style style:name="T9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9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9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9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9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9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9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9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100" style:parent-style-name="Normal" style:family="paragraph">
      <style:paragraph-properties fo:text-align="justify" fo:line-height="100%"/>
    </style:style>
    <style:style style:name="T10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0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0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0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0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0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0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0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0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1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1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1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113" style:parent-style-name="Normal" style:family="paragraph">
      <style:paragraph-properties fo:text-align="justify" fo:line-height="100%"/>
    </style:style>
    <style:style style:name="T11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1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1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1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1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1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2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2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2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2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2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T12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126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127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128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191919" fo:font-size="8pt" style:font-size-asian="8pt" style:font-size-complex="8pt"/>
    </style:style>
    <style:style style:name="P129" style:parent-style-name="Normal" style:family="paragraph">
      <style:paragraph-properties fo:line-height="100%"/>
    </style:style>
    <style:style style:name="P130" style:parent-style-name="Normal" style:family="paragraph">
      <style:paragraph-properties fo:line-height="100%"/>
      <style:text-properties style:font-name="Verdana" style:font-name-asian="Verdana" style:font-name-complex="Verdana" fo:color="#191919" fo:font-size="13.5pt" style:font-size-asian="13.5pt" style:font-size-complex="13.5pt"/>
    </style:style>
    <style:style style:name="P131" style:parent-style-name="Normal" style:family="paragraph">
      <style:paragraph-properties fo:line-height="100%"/>
    </style:style>
    <style:style style:name="T13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133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T13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35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136" style:parent-style-name="Normal" style:family="paragraph">
      <style:paragraph-properties fo:line-height="100%"/>
    </style:style>
    <style:style style:name="T13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138" style:parent-style-name="Normal" style:family="paragraph">
      <style:paragraph-properties fo:line-height="100%"/>
    </style:style>
    <style:style style:name="T13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140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141" style:parent-style-name="Normal" style:family="paragraph">
      <style:paragraph-properties fo:line-height="100%"/>
    </style:style>
    <style:style style:name="T14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143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T14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45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146" style:parent-style-name="Normal" style:family="paragraph">
      <style:paragraph-properties fo:line-height="100%"/>
    </style:style>
    <style:style style:name="T14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14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149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150" style:parent-style-name="Normal" style:family="paragraph">
      <style:paragraph-properties fo:line-height="100%"/>
    </style:style>
    <style:style style:name="T15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15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15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15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15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P156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157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158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159" style:parent-style-name="Normal" style:family="paragraph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P160" style:parent-style-name="Normal" style:family="paragraph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P161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162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163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164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65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66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67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68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69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170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17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172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P173" style:parent-style-name="Normal" style:family="paragraph">
      <style:text-properties style:font-name="Verdana" style:font-name-asian="Verdana" style:font-name-complex="Verdana" fo:color="#0D0D0D" fo:font-size="12pt" style:font-size-asian="12pt" style:font-size-complex="12pt"/>
    </style:style>
    <style:style style:name="T17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175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P176" style:parent-style-name="Normal" style:family="paragraph">
      <style:text-properties style:font-name="Verdana" style:font-name-asian="Verdana" style:font-name-complex="Verdana" fo:color="#0D0D0D" fo:font-size="12pt" style:font-size-asian="12pt" style:font-size-complex="12pt"/>
    </style:style>
    <style:style style:name="T17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178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T179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T180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P181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182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183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184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185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T18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187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T188" style:parent-style-name="DefaultParagraphFont" style:family="text">
      <style:text-properties style:font-name="Verdana" style:font-name-asian="Verdana" style:font-name-complex="Verdana" fo:color="#00B050" fo:font-size="12pt" style:font-size-asian="12pt" style:font-size-complex="12pt"/>
    </style:style>
    <style:style style:name="T189" style:parent-style-name="DefaultParagraphFont" style:family="text">
      <style:text-properties style:font-name="Verdana" style:font-name-asian="Verdana" style:font-name-complex="Verdana" fo:color="#00B050" fo:font-size="12pt" style:font-size-asian="12pt" style:font-size-complex="12pt"/>
    </style:style>
    <style:style style:name="T190" style:parent-style-name="DefaultParagraphFont" style:family="text">
      <style:text-properties style:font-name="Verdana" style:font-name-asian="Verdana" style:font-name-complex="Verdana" fo:color="#00B050" fo:font-size="12pt" style:font-size-asian="12pt" style:font-size-complex="12pt"/>
    </style:style>
    <style:style style:name="T191" style:parent-style-name="DefaultParagraphFont" style:family="text">
      <style:text-properties style:font-name="Verdana" style:font-name-asian="Verdana" style:font-name-complex="Verdana" fo:color="#00B050" fo:font-size="12pt" style:font-size-asian="12pt" style:font-size-complex="12pt"/>
    </style:style>
    <style:style style:name="T192" style:parent-style-name="DefaultParagraphFont" style:family="text">
      <style:text-properties style:font-name="Verdana" style:font-name-asian="Verdana" style:font-name-complex="Verdana" fo:color="#00B050" fo:font-size="12pt" style:font-size-asian="12pt" style:font-size-complex="12pt"/>
    </style:style>
    <style:style style:name="T19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194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P195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T19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197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T198" style:parent-style-name="DefaultParagraphFont" style:family="text">
      <style:text-properties style:font-name="Verdana" style:font-name-asian="Verdana" style:font-name-complex="Verdana" fo:color="#00B050" fo:font-size="12pt" style:font-size-asian="12pt" style:font-size-complex="12pt"/>
    </style:style>
    <style:style style:name="T199" style:parent-style-name="DefaultParagraphFont" style:family="text">
      <style:text-properties style:font-name="Verdana" style:font-name-asian="Verdana" style:font-name-complex="Verdana" fo:color="#00B050" fo:font-size="12pt" style:font-size-asian="12pt" style:font-size-complex="12pt"/>
    </style:style>
    <style:style style:name="T20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201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P202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T203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T204" style:parent-style-name="DefaultParagraphFont" style:family="text">
      <style:text-properties style:font-name="Verdana" style:font-name-asian="Verdana" style:font-name-complex="Verdana" fo:color="#FF0000" fo:font-size="12pt" style:font-size-asian="12pt" style:font-size-complex="12pt"/>
    </style:style>
    <style:style style:name="P205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06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07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08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09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10" style:parent-style-name="Normal" style:family="paragraph">
      <style:text-properties style:font-name="Verdana" style:font-name-asian="Verdana" style:font-name-complex="Verdana" fo:color="#FF0000" fo:font-size="12pt" style:font-size-asian="12pt" style:font-size-complex="12pt"/>
    </style:style>
    <style:style style:name="P211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12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13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14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15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16" style:parent-style-name="Normal" style:family="paragraph">
      <style:text-properties style:font-name="Verdana" style:font-name-asian="Verdana" style:font-name-complex="Verdana" fo:color="#FF0000" fo:font-size="12pt" style:font-size-asian="12pt" style:font-size-complex="12pt"/>
    </style:style>
    <style:style style:name="P217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18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19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20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21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22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23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24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25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26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27" style:parent-style-name="Normal" style:family="paragraph">
      <style:text-properties style:font-name="Verdana" style:font-name-asian="Verdana" style:font-name-complex="Verdana" fo:color="#000000" fo:font-size="12pt" style:font-size-asian="12pt" style:font-size-complex="12pt"/>
    </style:style>
    <style:style style:name="P228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29" style:parent-style-name="Normal" style:family="paragraph">
      <style:text-properties style:font-name="Verdana" style:font-name-asian="Verdana" style:font-name-complex="Verdana" fo:color="#00B050" fo:font-size="12pt" style:font-size-asian="12pt" style:font-size-complex="12pt"/>
    </style:style>
    <style:style style:name="P230" style:parent-style-name="Normal" style:family="paragraph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P231" style:parent-style-name="Normal" style:family="paragraph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23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23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34" style:parent-style-name="Normal" style:family="paragraph">
      <style:text-properties style:font-name="Verdana" style:font-name-asian="Verdana" style:font-name-complex="Verdana"/>
    </style:style>
    <style:style style:name="T23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23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23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P238" style:parent-style-name="Normal" style:family="paragraph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P239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40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41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42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43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44" style:parent-style-name="Normal" style:family="paragraph">
      <style:paragraph-properties fo:line-height="100%"/>
    </style:style>
    <style:style style:name="T24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24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P247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P248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49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50" style:parent-style-name="Normal" style:family="paragraph">
      <style:paragraph-properties fo:line-height="100%"/>
    </style:style>
    <style:style style:name="T25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252" style:parent-style-name="Normal" style:family="paragraph">
      <style:paragraph-properties fo:line-height="100%"/>
    </style:style>
    <style:style style:name="T25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25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55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56" style:parent-style-name="Normal" style:family="paragraph">
      <style:paragraph-properties fo:line-height="100%"/>
    </style:style>
    <style:style style:name="T25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258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P259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60" style:parent-style-name="Normal" style:family="paragraph">
      <style:paragraph-properties fo:line-height="100%"/>
    </style:style>
    <style:style style:name="T26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26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26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64" style:parent-style-name="Normal" style:family="paragraph">
      <style:paragraph-properties fo:line-height="100%"/>
    </style:style>
    <style:style style:name="T26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266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P267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68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269" style:parent-style-name="Normal" style:family="paragraph">
      <style:paragraph-properties fo:line-height="100%"/>
      <style:text-properties style:font-name="Verdana" style:font-name-asian="Verdana" style:font-name-complex="Verdana"/>
    </style:style>
    <style:style style:name="P270" style:parent-style-name="Normal" style:family="paragraph">
      <style:paragraph-properties fo:line-height="100%"/>
    </style:style>
    <style:style style:name="T27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272" style:parent-style-name="Normal" style:family="paragraph">
      <style:paragraph-properties fo:line-height="100%"/>
    </style:style>
    <style:style style:name="T27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274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75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76" style:parent-style-name="Normal" style:family="paragraph">
      <style:paragraph-properties fo:line-height="100%"/>
    </style:style>
    <style:style style:name="T27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278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P279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80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81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282" style:parent-style-name="Normal" style:family="paragraph">
      <style:paragraph-properties fo:line-height="100%"/>
    </style:style>
    <style:style style:name="T28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284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P285" style:parent-style-name="Normal" style:family="paragraph">
      <style:paragraph-properties fo:line-height="100%"/>
    </style:style>
    <style:style style:name="T28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87" style:parent-style-name="Normal" style:family="paragraph">
      <style:paragraph-properties fo:line-height="100%"/>
    </style:style>
    <style:style style:name="T28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89" style:parent-style-name="Normal" style:family="paragraph">
      <style:paragraph-properties fo:line-height="100%"/>
    </style:style>
    <style:style style:name="T29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291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P292" style:parent-style-name="Normal" style:family="paragraph">
      <style:paragraph-properties fo:line-height="100%"/>
    </style:style>
    <style:style style:name="T29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29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29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96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297" style:parent-style-name="Normal" style:family="paragraph">
      <style:paragraph-properties fo:line-height="100%"/>
    </style:style>
    <style:style style:name="T29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29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30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301" style:parent-style-name="Normal" style:family="paragraph">
      <style:paragraph-properties fo:line-height="100%"/>
    </style:style>
    <style:style style:name="T30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30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304" style:parent-style-name="Normal" style:family="paragraph">
      <style:paragraph-properties fo:line-height="100%"/>
    </style:style>
    <style:style style:name="T30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30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30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T308" style:parent-style-name="DefaultParagraphFont" style:family="text">
      <style:text-properties style:font-name="Verdana" style:font-name-asian="Verdana" style:font-name-complex="Verdana" fo:color="#000000" fo:font-size="12pt" style:font-size-asian="12pt" style:font-size-complex="12pt"/>
    </style:style>
    <style:style style:name="P309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/>
    </style:style>
    <style:style style:name="P310" style:parent-style-name="Normal" style:family="paragraph">
      <style:paragraph-properties fo:line-height="100%"/>
    </style:style>
    <style:style style:name="T31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31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31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14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15" style:parent-style-name="Normal" style:family="paragraph">
      <style:paragraph-properties fo:line-height="100%"/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16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317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318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319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320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321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P322" style:parent-style-name="Normal" style:family="paragraph">
      <style:paragraph-properties fo:line-height="100%"/>
    </style:style>
    <style:style style:name="P323" style:parent-style-name="Normal" style:family="paragraph">
      <style:paragraph-properties fo:line-height="100%"/>
      <style:text-properties style:font-name="Verdana" style:font-name-asian="Verdana" style:font-name-complex="Verdana" fo:color="#000000" fo:font-size="12pt" style:font-size-asian="12pt" style:font-size-complex="12pt"/>
    </style:style>
    <style:style style:name="T32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25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T32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27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T328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T32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30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T331" style:parent-style-name="DefaultParagraphFont" style:family="text">
      <style:text-properties style:font-name="Verdana" style:font-name-asian="Verdana" style:font-name-complex="Verdana" fo:color="#0D0D0D" fo:font-size="12pt" style:font-size-asian="12pt" style:font-size-complex="12pt"/>
    </style:style>
    <style:style style:name="P332" style:parent-style-name="Normal" style:family="paragraph">
      <style:text-properties style:font-name="Verdana" style:font-name-asian="Verdana" style:font-name-complex="Verdana" fo:color="#0D0D0D" fo:font-size="12pt" style:font-size-asian="12pt" style:font-size-complex="12pt"/>
    </style:style>
    <style:style style:name="T33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34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335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3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33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3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39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40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41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42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4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44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45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346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47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348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49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D0D0D" fo:font-size="12pt" style:font-size-asian="12pt" style:font-size-complex="12pt"/>
    </style:style>
    <style:style style:name="T350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T351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name="P352" style:parent-style-name="Normal" style:family="paragraph">
      <style:text-properties style:font-name="Verdana" style:font-name-asian="Verdana" style:font-name-complex="Verdana" fo:font-weight="bold" style:font-weight-asian="bold" style:font-weight-complex="bold" fo:color="#00B050"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2010212779" text:anchor-type="as-char" svg:x="0in" svg:y="0in" svg:width="6.25in" svg:height="0.65625in" style:rel-width="scale" style:rel-height="scale"><draw:image xlink:href="media/image1.png" xlink:type="simple" xlink:show="embed" xlink:actuate="onLoad"/><svg:title/><svg:desc/></draw:frame><text:line-break/></text:p>
      <text:p text:style-name="P2"/>
      <text:p text:style-name="P3"><text:span text:style-name="T4">“Integration of RFID-RC522 Module with SPI<text:s/></text:span><text:span text:style-name="T5"><text:s/></text:span><text:tab/><text:tab/><text:tab/><text:span text:style-name="T6">Protocol on</text:span><text:span text:style-name="T7"><text:s/></text:span><text:span text:style-name="T8">A5D2X Board”</text:span></text:p>
      <text:p text:style-name="P9"><text:span text:style-name="T10">***************************************</text:span></text:p>
      <text:p text:style-name="P11"/>
      <text:p text:style-name="P12"><text:span text:style-name="T13">Prepared By: <text:s text:c="5"/>Venkatesh M<text:s/></text:span><text:span text:style-name="T14"><text:s/></text:span><text:span text:style-name="T15"><text:s/></text:span><text:span text:style-name="T16">venkatesh.m@phytecembedded.i</text:span><text:span text:style-name="T17">n</text:span></text:p>
      <text:p text:style-name="P18"/>
      <text:p text:style-name="Normal"><text:span text:style-name="T19">Required Hardware:</text:span></text:p>
      <text:p text:style-name="P20"><text:span text:style-name="T21">******************</text:span></text:p>
      <text:list text:style-name="LFO10" text:continue-numbering="true">
        <text:list-item>
          <text:p text:style-name="P22">Rugged Board-<text:s/>a5d2x</text:p>
        </text:list-item>
        <text:list-item>
          <text:p text:style-name="P23"><text:span text:style-name="T24">USB<text:s/></text:span><text:tab/><text:span text:style-name="T25">cable</text:span></text:p>
        </text:list-item>
        <text:list-item>
          <text:p text:style-name="P26">RFID RC522<text:s/>module</text:p>
        </text:list-item>
        <text:list-item>
          <text:p text:style-name="P27">Patch Cards</text:p>
        </text:list-item>
        <text:list-item>
          <text:p text:style-name="P28">RFID Tags</text:p>
        </text:list-item>
      </text:list>
      <text:p text:style-name="P29"/>
      <text:p text:style-name="P30">Pin connections:</text:p>
      <text:p text:style-name="P31"/>
      <text:p text:style-name="P32"><text:span text:style-name="T33">RC522 Module<text:s/></text:span><text:span text:style-name="T34"><text:s text:c="37"/></text:span><text:span text:style-name="T35">RB-A5D2X</text:span><text:span text:style-name="T36"><text:s/>(mikroBUS pinouts)</text:span></text:p>
      <text:p text:style-name="P37"/>
      <text:p text:style-name="P38"><text:span text:style-name="T39"><text:s text:c="3"/></text:span><text:span text:style-name="T40"><text:s/>VCC</text:span><text:span text:style-name="T41"><text:s/></text:span><text:span text:style-name="T42"><text:s text:c="8"/></text:span><text:span text:style-name="T43"><text:s/></text:span><draw:frame draw:style-name="a1" draw:name="Picture 494395123" text:anchor-type="as-char" svg:x="0in" svg:y="0in" svg:width="2.80208in" svg:height="0.25026in" style:rel-width="scale" style:rel-height="scale"><draw:image xlink:href="media/image2.png" xlink:type="simple" xlink:show="embed" xlink:actuate="onLoad"/><svg:title/><svg:desc/></draw:frame><text:span text:style-name="T44"><text:s/></text:span><text:span text:style-name="T45"><text:s text:c="5"/></text:span><text:span text:style-name="T46"><text:s/></text:span><text:span text:style-name="T47"><text:s/></text:span><text:span text:style-name="T48">PIN<text:s/></text:span><text:span text:style-name="T49">no:</text:span><text:span text:style-name="T50"><text:s/></text:span><text:span text:style-name="T51">7 <text:s text:c="5"/>VCC_3V3</text:span><text:tab/></text:p>
      <text:p text:style-name="P52"><text:span text:style-name="T53"><text:s text:c="4"/></text:span><text:span text:style-name="T54"><text:s text:c="2"/></text:span><text:span text:style-name="T55">RST</text:span><text:span text:style-name="T56"><text:s/></text:span><text:span text:style-name="T57"><text:s text:c="7"/></text:span><text:span text:style-name="T58"><text:s/></text:span><draw:frame draw:style-name="a2" draw:name="Picture 1268844163" text:anchor-type="as-char" svg:x="0in" svg:y="0in" svg:width="2.86458in" svg:height="0.20753in" style:rel-width="scale" style:rel-height="scale"><draw:image xlink:href="media/image3.png" xlink:type="simple" xlink:show="embed" xlink:actuate="onLoad"/><svg:title/><svg:desc/></draw:frame><text:span text:style-name="T59"><text:s text:c="4"/></text:span><text:span text:style-name="T60"><text:s/></text:span><text:span text:style-name="T61"><text:s/></text:span><text:span text:style-name="T62"><text:s/></text:span><text:span text:style-name="T63">PIN no:<text:s/></text:span><text:span text:style-name="T64">2</text:span><text:span text:style-name="T65"><text:s text:c="6"/></text:span><text:span text:style-name="T66">PB2_RST_mBUS1</text:span></text:p>
      <text:p text:style-name="P67"><text:span text:style-name="T68"><text:s text:c="5"/></text:span><text:span text:style-name="T69">GND</text:span><text:span text:style-name="T70"><text:s text:c="4"/></text:span><text:span text:style-name="T71"><text:s text:c="2"/></text:span><text:span text:style-name="T72"><text:s text:c="2"/></text:span><draw:frame draw:style-name="a3" draw:name="Picture 509550910" text:anchor-type="as-char" svg:x="0in" svg:y="0in" svg:width="2.94792in" svg:height="0.25in" style:rel-width="scale" style:rel-height="scale"><draw:image xlink:href="media/image4.png" xlink:type="simple" xlink:show="embed" xlink:actuate="onLoad"/><svg:title/><svg:desc/></draw:frame><text:span text:style-name="T73"><text:s text:c="4"/></text:span><text:span text:style-name="T74"><text:s text:c="2"/></text:span><text:span text:style-name="T75"><text:s/></text:span><text:span text:style-name="T76">PIN no:<text:s/></text:span><text:span text:style-name="T77">8 <text:s text:c="5"/>GND</text:span></text:p>
      <text:p text:style-name="P78"><text:span text:style-name="T79"><text:s text:c="4"/></text:span><text:span text:style-name="T80"><text:s/></text:span><text:span text:style-name="T81">MISO</text:span><text:span text:style-name="T82"><text:s text:c="2"/></text:span><text:span text:style-name="T83"><text:s/></text:span><text:span text:style-name="T84"><text:s text:c="5"/></text:span><draw:frame draw:style-name="a4" draw:name="Picture 1353781954" text:anchor-type="as-char" svg:x="0in" svg:y="0in" svg:width="2.76042in" svg:height="0.21875in" style:rel-width="scale" style:rel-height="scale"><draw:image xlink:href="media/image5.png" xlink:type="simple" xlink:show="embed" xlink:actuate="onLoad"/><svg:title/><svg:desc/></draw:frame><text:span text:style-name="T85"><text:s text:c="8"/></text:span><text:span text:style-name="T86"><text:s/></text:span><text:span text:style-name="T87"><text:s/></text:span><text:span text:style-name="T88"><text:s/></text:span><text:span text:style-name="T89">PIN no:<text:s/></text:span><text:span text:style-name="T90">5 <text:s text:c="5"/>PC29_MISO_mBUS1</text:span></text:p>
      <text:p text:style-name="P91"><text:span text:style-name="T92"><text:s text:c="4"/></text:span><text:span text:style-name="T93"><text:s/></text:span><text:span text:style-name="T94">MOSI</text:span><text:span text:style-name="T95"><text:s text:c="5"/></text:span><draw:frame draw:style-name="a5" draw:name="Picture 1910037648" text:anchor-type="as-char" svg:x="0in" svg:y="0in" svg:width="2.92708in" svg:height="0.20833in" style:rel-width="scale" style:rel-height="scale"><draw:image xlink:href="media/image6.png" xlink:type="simple" xlink:show="embed" xlink:actuate="onLoad"/><svg:title/><svg:desc/></draw:frame><text:span text:style-name="T96"><text:s text:c="5"/></text:span><text:span text:style-name="T97"><text:s text:c="3"/></text:span><text:span text:style-name="T98"><text:s/></text:span><text:span text:style-name="T99">PIN no: 6 <text:s text:c="5"/>PC28_MOSI_mBUS1</text:span></text:p>
      <text:p text:style-name="P100"><text:span text:style-name="T101"><text:s text:c="5"/></text:span><text:span text:style-name="T102"><text:s/></text:span><text:span text:style-name="T103">SCK</text:span><text:tab/><text:span text:style-name="T104"><text:s text:c="2"/></text:span><text:span text:style-name="T105"><text:s/></text:span><text:span text:style-name="T106"><text:s/></text:span><text:span text:style-name="T107"><text:s/></text:span><text:span text:style-name="T108"><text:s text:c="5"/></text:span><draw:frame draw:style-name="a6" draw:name="Picture 1378141969" text:anchor-type="as-char" svg:x="0in" svg:y="0in" svg:width="2.69792in" svg:height="0.18915in" style:rel-width="scale" style:rel-height="scale"><draw:image xlink:href="media/image2.png" xlink:type="simple" xlink:show="embed" xlink:actuate="onLoad"/><svg:title/><svg:desc/></draw:frame><text:span text:style-name="T109"><text:s text:c="2"/></text:span><text:span text:style-name="T110"><text:s/></text:span><text:span text:style-name="T111"><text:s/></text:span><text:span text:style-name="T112">PIN no: 4 <text:s text:c="4"/>PC30_SPCK_mBUS1</text:span></text:p>
      <text:p text:style-name="P113"><text:span text:style-name="T114"><text:s text:c="6"/></text:span><text:span text:style-name="T115"><text:s/></text:span><text:span text:style-name="T116">CS</text:span><text:span text:style-name="T117"><text:s/></text:span><text:span text:style-name="T118"><text:s/></text:span><text:span text:style-name="T119"><text:s text:c="3"/></text:span><text:span text:style-name="T120"><text:s/></text:span><text:span text:style-name="T121"><text:s text:c="3"/></text:span><draw:frame draw:style-name="a7" draw:name="Picture 1043280713" text:anchor-type="as-char" svg:x="0in" svg:y="0in" svg:width="2.94792in" svg:height="0.17708in" style:rel-width="scale" style:rel-height="scale"><draw:image xlink:href="media/image7.png" xlink:type="simple" xlink:show="embed" xlink:actuate="onLoad"/><svg:title/><svg:desc/></draw:frame><text:span text:style-name="T122"><text:s text:c="3"/></text:span><text:span text:style-name="T123"><text:s/></text:span><text:span text:style-name="T124"><text:s text:c="4"/></text:span><text:span text:style-name="T125">PIN no: 3 <text:s text:c="3"/>PD0_NPCS1_mBUS <text:s text:c="3"/></text:span></text:p>
      <text:p text:style-name="P126"/>
      <text:p text:style-name="P127"/>
      <text:p text:style-name="P128"><text:s text:c="2"/></text:p>
      <text:p text:style-name="P129"><draw:frame draw:style-name="a8" draw:name="Picture 1754578868" text:anchor-type="as-char" svg:x="0in" svg:y="0in" svg:width="6.25in" svg:height="0.65625in" style:rel-width="scale" style:rel-height="scale"><draw:image xlink:href="media/image1.png" xlink:type="simple" xlink:show="embed" xlink:actuate="onLoad"/><svg:title/><svg:desc/></draw:frame></text:p>
      <text:p text:style-name="P130"/>
      <text:p text:style-name="P131"><text:span text:style-name="T132">Step1:</text:span><text:span text:style-name="T133"><text:s/></text:span><text:span text:style-name="T134">Create a directory to download the kernel source.</text:span></text:p>
      <text:p text:style-name="P135"/>
      <text:p text:style-name="P136"><text:span text:style-name="T137">$ mkdir kernel_source</text:span></text:p>
      <text:p text:style-name="P138"><text:span text:style-name="T139">$ cd kernel_source</text:span></text:p>
      <text:p text:style-name="P140"/>
      <text:p text:style-name="P141"><text:span text:style-name="T142">Step2:</text:span><text:span text:style-name="T143"><text:s/></text:span><text:span text:style-name="T144">Clone kernel with the proper branch.</text:span></text:p>
      <text:p text:style-name="P145"/>
      <text:p text:style-name="P146"><text:span text:style-name="T147">$<text:s/></text:span><text:span text:style-name="T148">git clone https://github.com/rugged-board/linux-rba5d2x.git</text:span></text:p>
      <text:p text:style-name="P149">$<text:s/>cd linux-rba5d2x</text:p>
      <text:p text:style-name="P150"><text:span text:style-name="T151">$<text:s/></text:span><text:span text:style-name="T152">git checkout origin/linux-rba5d2x</text:span><text:line-break/><text:line-break/></text:p>
      <text:p text:style-name="Normal"><text:span text:style-name="T153">Step3: Copy the below patch files to the kernel source directory which you</text:span><text:span text:style-name="T154"><text:s/></text:span><text:span text:style-name="T155">got with documents.</text:span></text:p>
      <text:p text:style-name="P156"/>
      <text:p text:style-name="P157">I)<text:s/>0001-Rb-a5d2x.dtsi. patch</text:p>
      <text:p text:style-name="P158">ii)<text:s/>0002-rfid-rc522_driver. patch</text:p>
      <text:p text:style-name="P159"/>
      <text:p text:style-name="P160">Step4: Apply the patch files in the kernel source</text:p>
      <text:p text:style-name="P161">$ git am<text:s/>0001-Rb-a5d2x.dtsi. patch</text:p>
      <text:p text:style-name="P162">$ git am<text:s/>0002-rfid-rc522_driver. patch</text:p>
      <text:p text:style-name="P163"/>
      <text:p text:style-name="P164"><text:s text:c="2"/></text:p>
      <text:p text:style-name="P165"/>
      <text:p text:style-name="P166"/>
      <text:p text:style-name="P167"/>
      <text:p text:style-name="P168"/>
      <text:p text:style-name="Normal"><draw:frame draw:style-name="a9" draw:name="Picture 1028574666" text:anchor-type="as-char" svg:x="0in" svg:y="0in" svg:width="6.25in" svg:height="0.65625in" style:rel-width="scale" style:rel-height="scale"><draw:image xlink:href="media/image1.png" xlink:type="simple" xlink:show="embed" xlink:actuate="onLoad"/><svg:title/><svg:desc/></draw:frame></text:p>
      <text:p text:style-name="P169">****<text:s/><text:bookmark-start text:name="_Int_D97pfhPE"/><text:s text:c="3"/>(<text:bookmark-end text:name="_Int_D97pfhPE"/><text:s/>Adding Driver in kernel in static<text:s/><text:bookmark-start text:name="_Int_0zNAVPhf"/>way )<text:bookmark-end text:name="_Int_0zNAVPhf"/><text:s text:c="2"/>****</text:p>
      <text:p text:style-name="P170"/>
      <text:p text:style-name="Normal"><text:span text:style-name="T171">Step 1:</text:span><text:span text:style-name="T172"><text:s/>First, create a folder named `rfid_rc522`<text:s/></text:span></text:p>
      <text:p text:style-name="P173"><text:s text:c="13"/>at the following path: /drivers/misc/</text:p>
      <text:p text:style-name="Normal"><text:span text:style-name="T174">Step 2:</text:span><text:span text:style-name="T175"><text:s/>Copy the files rc522.c, rc522_api.c, and rc522_api.h to the</text:span></text:p>
      <text:p text:style-name="P176"><text:s text:c="12"/>directory /drivers/misc/rfid_rc522.</text:p>
      <text:p text:style-name="Normal"><text:span text:style-name="T177">Step 3:<text:s/></text:span><text:span text:style-name="T178">vim drivers/misc/ rfid_rc522</text:span><text:span text:style-name="T179">/</text:span><text:span text:style-name="T180">Kconfig</text:span></text:p>
      <text:p text:style-name="P181">config RFID_RC522</text:p>
      <text:p text:style-name="P182">tristate "rfid RC522 for RB-A5D2x"</text:p>
      <text:p text:style-name="P183"><text:s text:c="8"/>default y</text:p>
      <text:p text:style-name="P184">help</text:p>
      <text:p text:style-name="P185"><text:s text:c="5"/>This driver helps you to interface with RFID RC522 with RB-A5D2x.</text:p>
      <text:p text:style-name="Normal"><text:span text:style-name="T186">Step 4:<text:s/></text:span><text:span text:style-name="T187">vim drivers/misc/ rfid_rc522/Makefile</text:span></text:p>
      <text:p text:style-name="Normal"><text:span text:style-name="T188">obj-$(CONFIG_RFID_RC522)</text:span><text:tab/><text:span text:style-name="T189">+= rfid-rc522.o</text:span></text:p>
      <text:p text:style-name="Normal"><text:span text:style-name="T190">rfid-rc522-objs<text:s/></text:span><text:tab/><text:tab/><text:span text:style-name="T191">+= rc522.o rc522_api.<text:s/></text:span><text:span text:style-name="T192">O</text:span></text:p>
      <text:p text:style-name="Normal"><text:span text:style-name="T193">Step 5:<text:s/></text:span><text:span text:style-name="T194">vim drivers/misc/Kconfig</text:span></text:p>
      <text:p text:style-name="P195">source "drivers/misc/rfid_rc522/Kconfig"</text:p>
      <text:p text:style-name="Normal"><text:span text:style-name="T196">Step 6:<text:s/></text:span><text:span text:style-name="T197">vim drivers/misc/Makefile</text:span></text:p>
      <text:p text:style-name="Normal"><text:span text:style-name="T198">obj-y<text:s/></text:span><text:tab/><text:tab/><text:tab/><text:span text:style-name="T199"><text:s text:c="8"/>+= rfid_rc522/</text:span></text:p>
      <text:p text:style-name="Normal"><text:span text:style-name="T200">Step 7:</text:span><text:span text:style-name="T201"><text:s/>Describe Hardware in a5d2x_rugged_board_common.dtsi file</text:span></text:p>
      <text:p text:style-name="P202">flx4: flexcom@fc018000 {</text:p>
      <text:p text:style-name="Normal"><text:span text:style-name="T203">atmel,flexcom-mode = &lt;ATMEL_FLEXCOM_MODE_SPI&gt;;</text:span></text:p>
      <text:p text:style-name="Normal"><text:span text:style-name="T204">status = "disabled";</text:span></text:p>
      <text:p text:style-name="P205">status = "okay";</text:p>
      <text:p text:style-name="P206"/>
      <text:p text:style-name="Normal"><draw:frame draw:style-name="a10" draw:name="Picture 848777315" text:anchor-type="as-char" svg:x="0in" svg:y="0in" svg:width="6.25in" svg:height="0.65625in" style:rel-width="scale" style:rel-height="scale"><draw:image xlink:href="media/image1.png" xlink:type="simple" xlink:show="embed" xlink:actuate="onLoad"/><svg:title/><svg:desc/></draw:frame></text:p>
      <text:p text:style-name="P207">pinctrl-names = "default";</text:p>
      <text:p text:style-name="P208">pinctrl-0 = &lt;&amp;pinctrl_mikrobus_spi &amp;pinctrl_mikrobus1_spi_cs &amp;pinctrl_mikrobus1_rst&gt;;</text:p>
      <text:p text:style-name="P209">atmel,fifo-size = &lt;16&gt;;</text:p>
      <text:p text:style-name="P210">status = "disabled";</text:p>
      <text:p text:style-name="P211">status = "okay";</text:p>
      <text:p text:style-name="P212">spidev@0 {</text:p>
      <text:p text:style-name="P213">compatible = "rohm, dh2228fv";</text:p>
      <text:p text:style-name="P214">reg = &lt;0&gt;;</text:p>
      <text:p text:style-name="P215">spi-max-frequency = &lt;500000&gt;;</text:p>
      <text:p text:style-name="P216">status = "disabled";</text:p>
      <text:p text:style-name="P217">status = "okay";</text:p>
      <text:p text:style-name="P218">};</text:p>
      <text:p text:style-name="P219">rc522@1 {</text:p>
      <text:p text:style-name="P220">compatible = "phytec, rfid_rc522";</text:p>
      <text:p text:style-name="P221">reg = &lt;1&gt;;</text:p>
      <text:p text:style-name="P222">spi-max-frequency = &lt;13560000&gt;;</text:p>
      <text:p text:style-name="P223">status = "okay";</text:p>
      <text:p text:style-name="P224">};</text:p>
      <text:p text:style-name="P225">};</text:p>
      <text:p text:style-name="P226">i2c3: i2c@600 {</text:p>
      <text:p text:style-name="P227">compatible = "atmel, sama5d2-i2c";</text:p>
      <text:p text:style-name="P228"/>
      <text:p text:style-name="P229"/>
      <text:p text:style-name="P230"/>
      <text:p text:style-name="Normal"><draw:frame draw:style-name="a11" draw:name="Picture 989328561" text:anchor-type="as-char" svg:x="0in" svg:y="0in" svg:width="6.25in" svg:height="0.65625in" style:rel-width="scale" style:rel-height="scale"><draw:image xlink:href="media/image1.png" xlink:type="simple" xlink:show="embed" xlink:actuate="onLoad"/><svg:title/><svg:desc/></draw:frame></text:p>
      <text:p text:style-name="P231">Step1: Enable the toolchain.</text:p>
      <text:p text:style-name="Normal"><text:span text:style-name="T232">$</text:span><text:span text:style-name="T233"><text:s/>. /opt/poky-tiny/2.5.2/environment-setup-cortexa5hf-neon-poky-linux-musleabi</text:span></text:p>
      <text:p text:style-name="P234"/>
      <text:p text:style-name="Normal"><text:span text:style-name="T235">Step6: Configure the kernel fo rugged board</text:span><text:span text:style-name="T236">-a5d2x</text:span><text:span text:style-name="T237"><text:s/></text:span></text:p>
      <text:p text:style-name="P238"/>
      <text:p text:style-name="P239">$ make distclean</text:p>
      <text:p text:style-name="P240">$ make clean</text:p>
      <text:p text:style-name="P241">$<text:s/>make rb_a5d2x_defconfig</text:p>
      <text:p text:style-name="P242">$ make<text:s/>menuconfig</text:p>
      <text:p text:style-name="P243"/>
      <text:p text:style-name="P244"><text:span text:style-name="T245">Device Drivers ---&gt;</text:span><text:line-break/><text:span text:style-name="T246"><text:s text:c="9"/>Misc devices ---&gt;</text:span></text:p>
      <text:p text:style-name="P247"><text:s text:c="21"/>&lt;*&gt; rfid RC522 for RB-A5D2x</text:p>
      <text:p text:style-name="P248">$ make</text:p>
      <text:p text:style-name="P249"/>
      <text:p text:style-name="P250"><text:span text:style-name="T251">Step11: After compilation of the make command.</text:span></text:p>
      <text:p text:style-name="P252"><text:span text:style-name="T253">$ cp arch/arm/boot/zImage</text:span><text:span text:style-name="T254"><text:s/></text:span></text:p>
      <text:p text:style-name="P255"/>
      <text:p text:style-name="P256"><text:span text:style-name="T257">Note:<text:s/></text:span><text:span text:style-name="T258">From this location copy the zImage to BOOT partition of the SD card</text:span></text:p>
      <text:p text:style-name="P259"/>
      <text:p text:style-name="P260"><text:span text:style-name="T261">$ cp arch/arm/boot/dts/</text:span><text:span text:style-name="T262"><text:s/>a5d2x-rugged_board</text:span><text:span text:style-name="T263">.dtb<text:s/></text:span></text:p>
      <text:p text:style-name="P264"><text:span text:style-name="T265">Note:</text:span><text:span text:style-name="T266"><text:s/>"imx6ul-phytec-ruggedboard-rdk.dtb" file from this location</text:span></text:p>
      <text:p text:style-name="P267">to the BOOT partition of the SD card and rename it as "oftree".</text:p>
      <text:p text:style-name="P268"/>
      <text:p text:style-name="P269"/>
      <text:p text:style-name="P270"><draw:frame draw:style-name="a12" draw:name="Picture 1846657305" text:anchor-type="as-char" svg:x="0in" svg:y="0in" svg:width="6.25in" svg:height="0.65625in" style:rel-width="scale" style:rel-height="scale"><draw:image xlink:href="media/image1.png" xlink:type="simple" xlink:show="embed" xlink:actuate="onLoad"/><svg:title/><svg:desc/></draw:frame><text:line-break/><text:span text:style-name="T271">Bootable SD card:</text:span></text:p>
      <text:p text:style-name="P272"><text:span text:style-name="T273">***************</text:span></text:p>
      <text:p text:style-name="P274">Follow below steps to prepare Bootable SD card:</text:p>
      <text:p text:style-name="P275"/>
      <text:p text:style-name="P276"><text:span text:style-name="T277">Note:</text:span><text:span text:style-name="T278"><text:s/>Here we will use zImage = we have compiled</text:span></text:p>
      <text:p text:style-name="P279">Here we will use oftree = we have compiled</text:p>
      <text:p text:style-name="P280">u-boot.bin<text:s/>image<text:s/>&amp; BOOT.BIN<text:s/>= Default images</text:p>
      <text:p text:style-name="P281"/>
      <text:p text:style-name="P282"><text:span text:style-name="T283">Step2:</text:span><text:span text:style-name="T284"><text:s/>Copy kernel image(zImage), oftree image(.dtb) into the boot partition of the sdcard.</text:span></text:p>
      <text:p text:style-name="P285"><text:span text:style-name="T286">$ cp zImage /media/&lt;username&gt;/BOOT</text:span></text:p>
      <text:p text:style-name="P287"><text:span text:style-name="T288">$ cp oftree /media/&lt;username&gt;/BOOT</text:span></text:p>
      <text:p text:style-name="P289"><text:span text:style-name="T290">Step3:<text:s/></text:span><text:span text:style-name="T291">extract ‘tar -xvf armhf-rootfs-debian-bullseye.tar’ it into rootfs partition of SD card.</text:span></text:p>
      <text:p text:style-name="P292"><text:span text:style-name="T293">$ sudo tar -xvf<text:s/></text:span><text:span text:style-name="T294">rb-sd-core-image-minimal-rugged-board-a5d2x-sd1.tar.gz</text:span><text:span text:style-name="T295"><text:s/>-C /media/&lt;username&gt;/rootfs/</text:span></text:p>
      <text:p text:style-name="P296"/>
      <text:p text:style-name="P297"><text:span text:style-name="T298">Testing the<text:s/></text:span><text:span text:style-name="T299">RFID-RC522</text:span><text:span text:style-name="T300"><text:s/>module in Host terminal:</text:span></text:p>
      <text:p text:style-name="P301"><text:span text:style-name="T302">*********************************</text:span><text:span text:style-name="T303">*******</text:span></text:p>
      <text:p text:style-name="P304"><text:span text:style-name="T305">Step<text:s/></text:span><text:span text:style-name="T306">1</text:span><text:span text:style-name="T307">:</text:span><text:span text:style-name="T308"><text:s/>Open the terminal and follow the given steps to boot the board.</text:span></text:p>
      <text:p text:style-name="P309"/>
      <text:p text:style-name="P310"><text:span text:style-name="T311">$ <text:s text:c="4"/></text:span><text:span text:style-name="T312">Sudo</text:span><text:span text:style-name="T313"><text:s/>minicom</text:span></text:p>
      <text:p text:style-name="P314">: ~# root</text:p>
      <text:p text:style-name="P315">$ ls /dev/rfid_rc522_dev</text:p>
      <text:p text:style-name="P316"><text:s/></text:p>
      <text:p text:style-name="P317"/>
      <text:p text:style-name="P318"/>
      <text:p text:style-name="P319"/>
      <text:p text:style-name="P320"/>
      <text:p text:style-name="P321"/>
      <text:p text:style-name="P322"><draw:frame draw:style-name="a13" draw:name="Picture 455854520" text:anchor-type="as-char" svg:x="0in" svg:y="0in" svg:width="6.25in" svg:height="0.65625in" style:rel-width="scale" style:rel-height="scale"><draw:image xlink:href="media/image1.png" xlink:type="simple" xlink:show="embed" xlink:actuate="onLoad"/><svg:title/><svg:desc/></draw:frame></text:p>
      <text:p text:style-name="P323"/>
      <text:p text:style-name="Normal"><text:span text:style-name="T324">Step 2:</text:span><text:span text:style-name="T325"><text:s/>Enable the toolchain and cross-compile the<text:s/></text:span><text:span text:style-name="T326">rfid_rc522_dev.c</text:span><text:span text:style-name="T327"><text:s/></text:span><text:tab/><text:span text:style-name="T328">file. Then, copy the binary file (</text:span><text:span text:style-name="T329">rfid_rc522_dev</text:span><text:span text:style-name="T330">) to the board's<text:s/></text:span><text:tab/><text:tab/><text:span text:style-name="T331">terminal.<text:s/></text:span></text:p>
      <text:p text:style-name="P332"/>
      <text:p text:style-name="Normal"><text:span text:style-name="T333">venkatesh@phytec:~$.</text:span><text:span text:style-name="T334"><text:s/>/opt/poky-tiny/2.5.2/environment-setup-cortexa5hf-neon-poky-linux-musleabi</text:span></text:p>
      <text:p text:style-name="Normal"><text:span text:style-name="T335">venkatesh@phytec:~$<text:s/></text:span><text:span text:style-name="T336">${CC} rfid_rc522_dev.c -o rfid_rc522_dev</text:span></text:p>
      <text:p text:style-name="Normal"><text:span text:style-name="T337">venkatesh@phytec:~$<text:s/></text:span><text:span text:style-name="T338">python3 -mhttp.server 8080</text:span></text:p>
      <text:p text:style-name="P339">Serving HTTP on 0.0.0.0 port 8080 ...</text:p>
      <text:p text:style-name="P340">192.168.1.20 - - [03/Apr/2024 10:43:11] "GET /rfid_rc522_dev HTTP/1.1" 200 -</text:p>
      <text:p text:style-name="P341"/>
      <text:p text:style-name="Normal"><text:span text:style-name="T342">root@rugged-board-a5d2x-sd1: ~#<text:s/></text:span><text:span text:style-name="T343">wget 192.168.1.30:8080/rfid_rc522_dev</text:span></text:p>
      <text:p text:style-name="P344">Connecting to 192.168.1.30:8080 (192.168.1.30:8080)</text:p>
      <text:p text:style-name="P345">rfid_rc522_dev <text:s text:c="4"/>100% |***************| 9536 <text:s text:c="2"/>0:00:00 ETA</text:p>
      <text:p text:style-name="Normal"><text:span text:style-name="T346">root@rugged-board-a5d2x-sd1: ~#<text:s/></text:span><text:span text:style-name="T347">chmod 777 rfid_rc522_dev</text:span></text:p>
      <text:p text:style-name="Normal"><text:span text:style-name="T348">root@rugged-board-a5d2x-sd1: ~</text:span><text:bookmark-start text:name="_Int_xzpiNU4E"/><text:span text:style-name="T349">#</text:span><text:span text:style-name="T350">./</text:span><text:bookmark-end text:name="_Int_xzpiNU4E"/><text:span text:style-name="T351">rfid_rc522_dev</text:span></text:p>
      <text:p text:style-name="P3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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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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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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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enkatesh M</meta:initial-creator>
    <dc:creator>Venkatesh M</dc:creator>
    <meta:creation-date>2024-04-03T11:06:00Z</meta:creation-date>
    <dc:date>2024-04-03T11:06:00Z</dc:date>
    <meta:template xlink:href="Normal.dotm" xlink:type="simple"/>
    <meta:editing-cycles>5</meta:editing-cycles>
    <meta:editing-duration>PT0S</meta:editing-duration>
    <meta:document-statistic meta:page-count="1" meta:paragraph-count="9" meta:word-count="738" meta:character-count="4936" meta:row-count="35" meta:non-whitespace-character-count="4207"/>
  </office:meta>
</office:document-meta>
</file>